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2"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8];[.K39])" office:value-type="float" office:value="113400">
            <text:p>113400</text:p>
          </table:table-cell>
          <table:table-cell table:formula="of:=SUM([.H4];[.H34];[.H63];[.H95];[.H128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5])" office:value-type="float" office:value="53500">
            <text:p>53500</text:p>
          </table:table-cell>
          <table:table-cell table:formula="of:=SUM([.H5];[.H35];[.H64];[.H96];[.H12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59900">
            <text:p>59900</text:p>
          </table:table-cell>
          <table:table-cell table:formula="of:=SUM([.H6];[.H36];[.H65];[.H97];[.H130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7];[.H66];[.H98];[.H131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8];[.H67];[.H99];[.H132])" office:value-type="float" office:value="1870.03623188406">
            <text:p>1870.0362318841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39];[.H68];[.H100];[.H133])" office:value-type="float" office:value="1873.44532279315">
            <text:p>1873.4453227932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69];[.H101];[.H134])" office:value-type="float" office:value="1159.16666666667">
            <text:p>1159.1666666667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1];[.H70];[.H102];[.H135])" office:value-type="float" office:value="2260.94532279315">
            <text:p>2260.945322793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2];[.H71];[.H103];[.H136])" office:value-type="float" office:value="1869.27865612648">
            <text:p>1869.2786561265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0];[.H72];[.H104];[.H137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4];[.H73];[.H105];[.H138])" office:value-type="float" office:value="1900.07575757576">
            <text:p>1900.0757575758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5];[.H74];[.H106];[.H139])" office:value-type="float" office:value="3362.72397891963">
            <text:p>3362.7239789196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6];[.H75];[.H107];[.H140])" office:value-type="float" office:value="2260.94532279315">
            <text:p>2260.9453227932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7];[.H76];[.H108];[.H141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8];[.H77];[.H109];[.H142])" office:value-type="float" office:value="1489.27865612648">
            <text:p>1489.2786561265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49];[.H78];[.H110];[.H143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H#REF!;[.H79];[.H111];[.H144])" office:value-type="float" office:value="0">
            <text:p>#NAME?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1];h#ref!;[.H82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2];H#REF!;[.H82];[.H114];[.H147])" office:value-type="float" office:value="0">
            <text:p>#NAME?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7000">
            <text:p>7000</text:p>
          </table:table-cell>
          <table:table-cell/>
          <table:table-cell table:formula="of:=SUM([.H23];[.H83];[.H115];[.H148])" office:value-type="float" office:value="391.666666666667">
            <text:p>391.6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4];[.H51];[.H84];[.H116];[.H149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5];[.H52];[.H85];[.H117];[.H150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6];[.H53];[.H86];[.H118];[.H151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7];[.H54];[.H87];[.H119];[.H152])" office:value-type="float" office:value="1869.27865612648">
            <text:p>1869.2786561265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8];[.H55];[.H88];[.H120];[.H153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8];[.H56];[.H89];[.H121];[.H154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1])" office:value-type="float" office:value="28200">
            <text:p>28200</text:p>
          </table:table-cell>
          <table:table-cell table:number-columns-repeated="2"/>
          <table:table-cell table:style-name="ce2" table:formula="of:=SUM([.K4:.K30])" office:value-type="float" office:value="220800">
            <text:p>220800</text:p>
          </table:table-cell>
          <table:table-cell table:formula="of:=SUM([.H32];[.H155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40800">
            <text:p>40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table:number-columns-repeated="2"/>
          <table:table-cell table:style-name="ce2" table:formula="of:=SUM([.B35:.F35])" office:value-type="float" office:value="25300">
            <text:p>253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710.869565217391">
            <text:p>710.8695652174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6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3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 table:number-columns-repeated="3"/>
          <table:table-cell table:formula="of:=SUM([.B61];[.C61];[.E61];[.F61])" office:value-type="float" office:value="740.909090909091">
            <text:p>740.9090909091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];[.C61];[.D61];[.F61])" office:value-type="float" office:value="1101.77865612648">
            <text:p>1101.778656126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710.869565217391">
            <text:p>710.8695652174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101.77865612648">
            <text:p>1101.7786561265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1:.F61])" office:value-type="float" office:value="1101.77865612648">
            <text:p>1101.7786561265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>
            <text:p>390.9090909091</text:p>
          </table:table-cell>
          <table:table-cell table:formula="of:=[.C35]/24" office:value-type="float" office:value="350">
            <text:p>350</text:p>
          </table:table-cell>
          <table:table-cell table:formula="of:=[.D35]/23" office:value-type="float" office:value="360.869565217391">
            <text:p>360.8695652174</text:p>
          </table:table-cell>
          <table:table-cell table:formula="of:=[.E35]/23" office:value-type="float" office:value="0">
            <text:p>0</text:p>
          </table:table-cell>
          <table:table-cell table:formula="of:=[.F35]/27" office:value-type="float" office:value="0">
            <text:p>0</text:p>
          </table:table-cell>
          <table:table-cell/>
          <table:table-cell table:style-name="ce2" table:formula="of:=SUM([.H36:.H60])" office:value-type="float" office:value="25300">
            <text:p>2530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7/13/2016</text:date>, <text:time>11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3T11:15:14</dc:date>
    <meta:editing-duration>P8DT15H17M56S</meta:editing-duration>
    <meta:editing-cycles>2809</meta:editing-cycles>
    <meta:generator>OpenOffice/4.1.2$Unix OpenOffice.org_project/412m3$Build-9782</meta:generator>
    <meta:document-statistic meta:table-count="16" meta:cell-count="7223" meta:object-count="0"/>
  </office:meta>
</office:document-meta>
</file>